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56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ff9999" draw:textarea-horizontal-align="justify" draw:textarea-vertical-align="middle" draw:auto-grow-height="false" fo:min-height="1.147cm" fo:min-width="0cm"/>
    </style:style>
    <style:style style:name="gr29" style:family="graphic" style:parent-style-name="standard">
      <style:graphic-properties svg:stroke-color="#3333ff" draw:fill-color="#ff9999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ff9999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ff9999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svg:stroke-color="#3333ff" draw:fill-color="#999999" draw:textarea-horizontal-align="justify" draw:textarea-vertical-align="middle" draw:auto-grow-height="false" fo:min-height="2.671cm" fo:min-width="0cm"/>
    </style:style>
    <style:style style:name="gr33" style:family="graphic" style:parent-style-name="standard">
      <style:graphic-properties svg:stroke-color="#3333ff" draw:fill-color="#999999" draw:textarea-horizontal-align="justify" draw:textarea-vertical-align="middle" draw:auto-grow-height="false" fo:min-height="1.655cm" fo:min-width="0cm"/>
    </style:style>
    <style:style style:name="gr34" style:family="graphic" style:parent-style-name="standard">
      <style:graphic-properties svg:stroke-color="#3333ff" draw:fill-color="#999999" draw:textarea-horizontal-align="justify" draw:textarea-vertical-align="middle" draw:auto-grow-height="false" fo:min-height="0.639cm" fo:min-width="0cm"/>
    </style:style>
    <style:style style:name="gr35" style:family="graphic" style:parent-style-name="standard">
      <style:graphic-properties svg:stroke-color="#3333ff" draw:fill-color="#999999" draw:textarea-horizontal-align="justify" draw:textarea-vertical-align="middle" draw:auto-grow-height="false" fo:min-height="0.766cm" fo:min-width="0cm"/>
    </style:style>
    <style:style style:name="gr36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7" style:family="graphic" style:parent-style-name="objectwithoutfill">
      <style:graphic-properties svg:stroke-color="#0000ff" draw:fill="none" draw:textarea-vertical-align="middle"/>
    </style:style>
    <style:style style:name="gr38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9" style:family="graphic" style:parent-style-name="standard">
      <style:graphic-properties svg:stroke-color="#66ccff" draw:fill-color="#cccccc"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25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55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642cm"/>
    </style:style>
    <style:style style:name="gr45" style:family="graphic" style:parent-style-name="standard">
      <style:graphic-properties draw:stroke="none" svg:stroke-color="#000000" draw:fill="none" draw:fill-color="#ffffff" fo:min-height="0.601cm"/>
    </style:style>
    <style:style style:name="gr46" style:family="graphic" style:parent-style-name="standard">
      <style:graphic-properties draw:fill-color="#808080" draw:textarea-horizontal-align="justify" draw:textarea-vertical-align="middle" draw:auto-grow-height="false" fo:min-height="1.065cm" fo:min-width="0cm"/>
    </style:style>
    <style:style style:name="gr47" style:family="graphic" style:parent-style-name="standard">
      <style:graphic-properties svg:stroke-color="#111111" draw:fill-color="#dddddd" draw:textarea-horizontal-align="justify" draw:textarea-vertical-align="middle" draw:auto-grow-height="false" fo:min-height="0.303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672cm"/>
    </style:style>
    <style:style style:name="gr49" style:family="graphic" style:parent-style-name="standard">
      <style:graphic-properties draw:fill-color="#808080" draw:textarea-horizontal-align="justify" draw:textarea-vertical-align="middle" draw:auto-grow-height="false" fo:min-height="1.113cm" fo:min-width="0cm"/>
    </style:style>
    <style:style style:name="gr50" style:family="graphic" style:parent-style-name="standard">
      <style:graphic-properties draw:fill-color="#808080" draw:textarea-horizontal-align="justify" draw:textarea-vertical-align="middle" draw:auto-grow-height="false" fo:min-height="1.274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6cm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4.424cm"/>
    </style:style>
    <style:style style:name="gr53" style:family="graphic" style:parent-style-name="standard">
      <style:graphic-properties draw:stroke="solid" svg:stroke-color="#000000" draw:fill="none" draw:fill-color="#ffffff" draw:auto-grow-height="true" draw:auto-grow-width="false" fo:max-height="0cm" fo:min-height="4.321cm"/>
    </style:style>
    <style:style style:name="gr5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="none" draw:fill-color="#ffffff"/>
      <style:text-properties fo:font-size="8pt" fo:background-color="#ffffff" style:font-size-asian="8pt" style:font-size-complex="8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style:paragraph-properties>
        <style:tab-stops>
          <style:tab-stop style:position="5.867cm"/>
        </style:tab-stops>
      </style:paragraph-properties>
    </style:style>
    <style:style style:name="P16" style:family="paragraph">
      <style:paragraph-properties fo:margin-left="0cm" fo:margin-right="0cm" fo:text-indent="0cm">
        <style:tab-stops>
          <style:tab-stop style:position="5.867cm"/>
        </style:tab-stops>
      </style:paragraph-properties>
    </style:style>
    <style:style style:name="P17" style:family="paragraph">
      <loext:graphic-properties draw:fill="none" draw:fill-color="#ffffff"/>
      <style:paragraph-properties>
        <style:tab-stops>
          <style:tab-stop style:position="5.867cm"/>
        </style:tab-stops>
      </style:paragraph-properties>
      <style:text-properties fo:font-size="11pt" style:font-size-asian="11pt" style:font-size-complex="11pt"/>
    </style:style>
    <style:style style:name="P18" style:family="paragraph">
      <style:paragraph-properties>
        <style:tab-stops>
          <style:tab-stop style:position="3.497cm"/>
        </style:tab-stops>
      </style:paragraph-properties>
    </style:style>
    <style:style style:name="P19" style:family="paragraph">
      <loext:graphic-properties draw:fill="none" draw:fill-color="#ffffff"/>
      <style:paragraph-properties>
        <style:tab-stops>
          <style:tab-stop style:position="3.497cm"/>
        </style:tab-stops>
      </style:paragraph-properties>
      <style:text-properties fo:font-size="11pt" style:font-size-asian="11pt" style:font-size-complex="11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background-color="#ffffff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line-through-style="solid" style:text-line-through-type="sing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813cm" svg:x="9.097cm" svg:y="15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63cm" svg:y1="8.759cm" svg:x2="14.939cm" svg:y2="8.759cm">
          <text:p/>
        </draw:line>
        <draw:measure draw:style-name="gr3" draw:text-style-name="P4" draw:layer="measurelines" svg:x1="5.558cm" svg:y1="8.763cm" svg:x2="5.587cm" svg:y2="6.873cm">
          <text:p text:style-name="P3"><text:span text:style-name="T1">s = 711</text:span></text:p>
        </draw:measure>
        <draw:measure draw:style-name="gr4" draw:text-style-name="P4" draw:layer="measurelines" svg:x1="5.658cm" svg:y1="6.742cm" svg:x2="5.716cm" svg:y2="2.936cm">
          <text:p text:style-name="P3"><text:span text:style-name="T1">1490</text:span></text:p>
        </draw:measure>
        <draw:measure draw:style-name="gr5" draw:text-style-name="P4" draw:layer="measurelines" svg:x1="8.258cm" svg:y1="8.796cm" svg:x2="8.305cm" svg:y2="5.73cm">
          <text:p text:style-name="P3"><text:span text:style-name="T1">F= 470</text:span></text:p>
        </draw:measure>
        <draw:measure draw:style-name="gr6" draw:text-style-name="P4" draw:layer="measurelines" svg:x1="8.376cm" svg:y1="5.603cm" svg:x2="8.416cm" svg:y2="2.969cm">
          <text:p text:style-name="P3"><text:span text:style-name="T1">M = 1731</text:span></text:p>
        </draw:measure>
        <draw:measure draw:style-name="gr7" draw:text-style-name="P4" draw:layer="measurelines" svg:x1="11.069cm" svg:y1="8.774cm" svg:x2="11.08cm" svg:y2="8.016cm">
          <text:p text:style-name="P3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4" draw:layer="measurelines" svg:x1="11.152cm" svg:y1="7.889cm" svg:x2="11.227cm" svg:y2="2.947cm">
          <text:p text:style-name="P3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4" draw:layer="measurelines" svg:x1="13.171cm" svg:y1="3.952cm" svg:x2="13.186cm" svg:y2="2.947cm">
          <text:p text:style-name="P3"><text:span text:style-name="T1">4</text:span></text:p>
          <text:p text:style-name="P3"><text:span text:style-name="T1"><text:measure text:kind="gap"/></text:span></text:p>
        </draw:measure>
        <draw:measure draw:style-name="gr10" draw:text-style-name="P4" draw:layer="measurelines" svg:x1="13.136cm" svg:y1="7.678cm" svg:x2="13.161cm" svg:y2="5.946cm">
          <text:p text:style-name="P3"><text:span text:style-name="T1">2</text:span></text:p>
        </draw:measure>
        <draw:measure draw:style-name="gr11" draw:text-style-name="P4" draw:layer="measurelines" svg:x1="13.188cm" svg:y1="5.837cm" svg:x2="13.213cm" svg:y2="4.105cm">
          <text:p text:style-name="P3"><text:span text:style-name="T1">3</text:span></text:p>
        </draw:measure>
        <draw:measure draw:style-name="gr12" draw:text-style-name="P4" draw:layer="measurelines" svg:x1="13.12cm" svg:y1="8.778cm" svg:x2="13.133cm" svg:y2="7.817cm">
          <text:p text:style-name="P3"><text:span text:style-name="T1">1</text:span></text:p>
          <text:p text:style-name="P3"><text:span text:style-name="T1"/></text:p>
        </draw:measure>
        <draw:frame draw:style-name="gr13" draw:text-style-name="P5" draw:layer="layout" svg:width="1.524cm" svg:height="0.887cm" svg:x="4.217cm" svg:y="9.413cm">
          <draw:text-box>
            <text:p><text:span text:style-name="T2">Perish / survive</text:span></text:p>
          </draw:text-box>
        </draw:frame>
        <draw:frame draw:style-name="gr13" draw:text-style-name="P5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5" draw:layer="layout" svg:width="1.397cm" svg:height="0.887cm" svg:x="9.951cm" svg:y="9.413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2" draw:layer="layout" svg:x1="5.853cm" svg:y1="16.741cm" svg:x2="15.478cm" svg:y2="16.741cm">
          <text:p/>
        </draw:line>
        <draw:frame draw:style-name="gr14" draw:text-style-name="P5" draw:layer="layout" svg:width="1.351cm" svg:height="0.635cm" svg:x="5.037cm" svg:y="16.106cm">
          <draw:text-box>
            <text:p><text:span text:style-name="T2">Perish</text:span></text:p>
          </draw:text-box>
        </draw:frame>
        <draw:frame draw:style-name="gr13" draw:text-style-name="P5" draw:layer="layout" svg:width="1.524cm" svg:height="0.887cm" svg:x="6.815cm" svg:y="18.9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221cm" svg:y="18.699cm">
          <draw:text-box>
            <text:p><text:span text:style-name="T2">Class</text:span></text:p>
          </draw:text-box>
        </draw:frame>
        <draw:line draw:style-name="gr15" draw:text-style-name="P2" draw:layer="layout" svg:x1="4.583cm" svg:y1="18.453cm" svg:x2="14.176cm" svg:y2="18.453cm">
          <text:p/>
        </draw:line>
        <draw:frame draw:style-name="gr13" draw:text-style-name="P5" draw:layer="layout" svg:width="1.524cm" svg:height="0.887cm" svg:x="3.386cm" svg:y="18.138cm">
          <draw:text-box>
            <text:p><text:span text:style-name="T2">survive</text:span></text:p>
            <text:p><text:span text:style-name="T2">z = 2</text:span></text:p>
          </draw:text-box>
        </draw:frame>
        <draw:line draw:style-name="gr16" draw:text-style-name="P2" draw:layer="layout" svg:x1="9.702cm" svg:y1="16.172cm" svg:x2="7.45cm" svg:y2="18.519cm">
          <text:p/>
        </draw:line>
        <draw:line draw:style-name="gr17" draw:text-style-name="P2" draw:layer="layout" svg:x1="9.703cm" svg:y1="13.672cm" svg:x2="7.577cm" svg:y2="15.852cm">
          <text:p/>
        </draw:line>
        <draw:line draw:style-name="gr16" draw:text-style-name="P2" draw:layer="layout" svg:x1="12.503cm" svg:y1="16.172cm" svg:x2="10.244cm" svg:y2="18.519cm">
          <text:p/>
        </draw:line>
        <draw:line draw:style-name="gr17" draw:text-style-name="P2" draw:layer="layout" svg:x1="12.504cm" svg:y1="13.672cm" svg:x2="10.371cm" svg:y2="15.852cm">
          <text:p/>
        </draw:line>
        <draw:line draw:style-name="gr17" draw:text-style-name="P2" draw:layer="layout" svg:x1="9.155cm" svg:y1="14.241cm" svg:x2="14.616cm" svg:y2="14.241cm">
          <text:p/>
        </draw:line>
        <draw:line draw:style-name="gr16" draw:text-style-name="P2" draw:layer="layout" svg:x1="13.003cm" svg:y1="18.486cm" svg:x2="15.21cm" svg:y2="16.279cm">
          <text:p/>
        </draw:line>
        <draw:line draw:style-name="gr17" draw:text-style-name="P2" draw:layer="layout" svg:x1="13.006cm" svg:y1="15.821cm" svg:x2="14.595cm" svg:y2="14.232cm">
          <text:p/>
        </draw:line>
        <draw:line draw:style-name="gr18" draw:text-style-name="P2" draw:layer="layout" svg:x1="13.152cm" svg:y1="17.165cm" svg:x2="14.886cm" svg:y2="15.432cm">
          <text:p/>
        </draw:line>
        <draw:line draw:style-name="gr18" draw:text-style-name="P2" draw:layer="layout" svg:x1="12.938cm" svg:y1="14.462cm" svg:x2="14.87cm" svg:y2="12.511cm">
          <text:p/>
        </draw:line>
        <draw:g>
          <draw:custom-shape draw:style-name="gr19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7.59cm" svg:y1="11.781cm" svg:x2="7.985cm" svg:y2="11.583cm">
            <text:p/>
          </draw:line>
          <draw:line draw:style-name="gr20" draw:text-style-name="P2" draw:layer="layout" svg:x1="7.59cm" svg:y1="11.781cm" svg:x2="7.195cm" svg:y2="11.485cm">
            <text:p/>
          </draw:line>
          <draw:line draw:style-name="gr20" draw:text-style-name="P2" draw:layer="layout" svg:x1="7.604cm" svg:y1="12.176cm" svg:x2="7.604cm" svg:y2="14.208cm">
            <text:p/>
          </draw:line>
        </draw:g>
        <draw:g>
          <draw:custom-shape draw:style-name="gr19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0.404cm" svg:y1="11.819cm" svg:x2="10.799cm" svg:y2="11.621cm">
            <text:p/>
          </draw:line>
          <draw:line draw:style-name="gr20" draw:text-style-name="P2" draw:layer="layout" svg:x1="10.404cm" svg:y1="11.819cm" svg:x2="10.009cm" svg:y2="11.523cm">
            <text:p/>
          </draw:line>
          <draw:line draw:style-name="gr20" draw:text-style-name="P2" draw:layer="layout" svg:x1="10.418cm" svg:y1="12.214cm" svg:x2="10.418cm" svg:y2="14.246cm">
            <text:p/>
          </draw:line>
        </draw:g>
        <draw:g>
          <draw:custom-shape draw:style-name="gr19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4.631cm" svg:y1="10.61cm" svg:x2="15.026cm" svg:y2="10.412cm">
            <text:p/>
          </draw:line>
          <draw:line draw:style-name="gr20" draw:text-style-name="P2" draw:layer="layout" svg:x1="14.631cm" svg:y1="10.61cm" svg:x2="14.236cm" svg:y2="10.314cm">
            <text:p/>
          </draw:line>
          <draw:line draw:style-name="gr20" draw:text-style-name="P2" draw:layer="layout" svg:x1="14.645cm" svg:y1="11.005cm" svg:x2="14.645cm" svg:y2="13.037cm">
            <text:p/>
          </draw:line>
        </draw:g>
        <draw:g>
          <draw:custom-shape draw:style-name="gr19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1.977cm" svg:y1="10.629cm" svg:x2="12.372cm" svg:y2="10.431cm">
            <text:p/>
          </draw:line>
          <draw:line draw:style-name="gr20" draw:text-style-name="P2" draw:layer="layout" svg:x1="11.977cm" svg:y1="10.629cm" svg:x2="11.582cm" svg:y2="10.333cm">
            <text:p/>
          </draw:line>
          <draw:line draw:style-name="gr20" draw:text-style-name="P2" draw:layer="layout" svg:x1="11.991cm" svg:y1="11.024cm" svg:x2="11.991cm" svg:y2="13.056cm">
            <text:p/>
          </draw:line>
        </draw:g>
        <draw:g>
          <draw:custom-shape draw:style-name="gr19" draw:text-style-name="P6" draw:layer="layout" svg:width="0.889cm" svg:height="0.889cm" svg:x="8.714cm" svg:y="10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9.208cm" svg:y1="10.743cm" svg:x2="9.603cm" svg:y2="10.545cm">
            <text:p/>
          </draw:line>
          <draw:line draw:style-name="gr20" draw:text-style-name="P2" draw:layer="layout" svg:x1="9.208cm" svg:y1="10.743cm" svg:x2="8.813cm" svg:y2="10.447cm">
            <text:p/>
          </draw:line>
          <draw:line draw:style-name="gr20" draw:text-style-name="P2" draw:layer="layout" svg:x1="9.222cm" svg:y1="11.138cm" svg:x2="9.222cm" svg:y2="13.17cm">
            <text:p/>
          </draw:line>
        </draw:g>
        <draw:g>
          <draw:custom-shape draw:style-name="gr19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899cm" svg:y1="16.7cm" svg:x2="3.701cm" svg:y2="16.305cm">
            <text:p/>
          </draw:line>
          <draw:line draw:style-name="gr20" draw:text-style-name="P2" draw:layer="layout" svg:x1="3.898cm" svg:y1="16.7cm" svg:x2="3.602cm" svg:y2="17.095cm">
            <text:p/>
          </draw:line>
          <draw:line draw:style-name="gr20" draw:text-style-name="P2" draw:layer="layout" svg:x1="4.293cm" svg:y1="16.686cm" svg:x2="6.325cm" svg:y2="16.686cm">
            <text:p/>
          </draw:line>
        </draw:g>
        <draw:g>
          <draw:custom-shape draw:style-name="gr19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384cm" svg:y1="18.413cm" svg:x2="2.186cm" svg:y2="18.018cm">
            <text:p/>
          </draw:line>
          <draw:line draw:style-name="gr20" draw:text-style-name="P2" draw:layer="layout" svg:x1="2.383cm" svg:y1="18.413cm" svg:x2="2.087cm" svg:y2="18.808cm">
            <text:p/>
          </draw:line>
          <draw:line draw:style-name="gr20" draw:text-style-name="P2" draw:layer="layout" svg:x1="2.778cm" svg:y1="18.399cm" svg:x2="4.81cm" svg:y2="18.399cm">
            <text:p/>
          </draw:line>
        </draw:g>
        <draw:g>
          <draw:custom-shape draw:style-name="gr19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765cm" svg:y1="14.198cm" svg:x2="3.567cm" svg:y2="13.803cm">
            <text:p/>
          </draw:line>
          <draw:line draw:style-name="gr20" draw:text-style-name="P2" draw:layer="layout" svg:x1="3.764cm" svg:y1="14.198cm" svg:x2="3.468cm" svg:y2="14.593cm">
            <text:p/>
          </draw:line>
          <draw:line draw:style-name="gr20" draw:text-style-name="P2" draw:layer="layout" svg:x1="4.159cm" svg:y1="14.184cm" svg:x2="8.62cm" svg:y2="14.184cm">
            <text:p/>
          </draw:line>
          <draw:custom-shape draw:style-name="gr19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25cm" svg:y1="15.811cm" svg:x2="2.052cm" svg:y2="15.416cm">
            <text:p/>
          </draw:line>
          <draw:line draw:style-name="gr20" draw:text-style-name="P2" draw:layer="layout" svg:x1="2.249cm" svg:y1="15.811cm" svg:x2="1.953cm" svg:y2="16.206cm">
            <text:p/>
          </draw:line>
          <draw:line draw:style-name="gr20" draw:text-style-name="P2" draw:layer="layout" svg:x1="2.644cm" svg:y1="15.797cm" svg:x2="7.223cm" svg:y2="15.797cm">
            <text:p/>
          </draw:line>
        </draw:g>
        <draw:frame draw:style-name="gr21" draw:text-style-name="P7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8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127cm" svg:height="1.397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127cm" svg:height="2.921cm" svg:x="9.128cm" svg:y="11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5cm" svg:y="16.4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1cm" svg:y1="15.852cm" svg:x2="13.092cm" svg:y2="15.852cm">
          <text:p/>
        </draw:line>
        <draw:custom-shape draw:style-name="gr38" draw:text-style-name="P1" draw:layer="layout" svg:width="0.127cm" svg:height="0.889cm" svg:x="14.616cm" svg:y="15.8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616cm" svg:y="14.58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6cm" svg:y="15.509cm">
          <draw:text-box>
            <text:p><text:span text:style-name="T2">x=</text:span><text:span text:style-name="T2">1</text:span></text:p>
            <text:p><text:span text:style-name="T2">[y:</text:span><text:span text:style-name="T2">2,</text:span><text:span text:style-name="T2">z:</text:span><text:span text:style-name="T2">2,</text:span><text:span text:style-name="T2">v:</text:span><text:span text:style-name="T2">36</text:span><text:span text:style-name="T2">7]</text:span></text:p>
          </draw:text-box>
        </draw:frame>
        <draw:frame draw:style-name="gr41" draw:text-style-name="P5" draw:layer="layout" svg:width="2.753cm" svg:height="1.016cm" svg:x="8.407cm" svg:y="14.103cm">
          <draw:text-box>
            <text:p><text:span text:style-name="T2">x=1</text:span></text:p>
            <text:p><text:span text:style-name="T2">[y:2,z:0,v:1364]</text:span></text:p>
          </draw:text-box>
        </draw:frame>
        <draw:frame draw:style-name="gr41" draw:text-style-name="P5" draw:layer="layout" svg:width="2.753cm" svg:height="1.016cm" svg:x="8.437cm" svg:y="16.637cm">
          <draw:text-box>
            <text:p><text:span text:style-name="T2">x=1</text:span></text:p>
            <text:p><text:span text:style-name="T2">[y:0,z:0,v:1</text:span><text:span text:style-name="T2">26]</text:span></text:p>
          </draw:text-box>
        </draw:frame>
        <draw:frame draw:style-name="gr42" draw:text-style-name="P13" draw:layer="layout" svg:width="2.753cm" svg:height="0.889cm" svg:x="6.588cm" svg:y="18.118cm">
          <draw:text-box>
            <text:p><text:span text:style-name="T3">x=1</text:span></text:p>
            <text:p><text:span text:style-name="T3">[y:0,z:2,v:344]</text:span></text:p>
          </draw:text-box>
        </draw:frame>
        <draw:frame draw:style-name="gr43" draw:text-style-name="P5" draw:layer="layout" svg:width="2.051cm" svg:height="1.016cm" svg:x="12.066cm" svg:y="15.409cm">
          <draw:text-box>
            <text:p><text:span text:style-name="T2">x=3</text:span></text:p>
            <text:p><text:span text:style-name="T2">[y:2,z:1,v:...]</text:span></text:p>
          </draw:text-box>
        </draw:frame>
        <draw:frame draw:style-name="gr43" draw:text-style-name="P5" draw:layer="layout" svg:width="2.051cm" svg:height="1.016cm" svg:x="12.066cm" svg:y="16.909cm">
          <draw:text-box>
            <text:p><text:span text:style-name="T2">x=3</text:span></text:p>
            <text:p><text:span text:style-name="T2">[y:1,z:1,v:...]</text:span></text:p>
          </draw:text-box>
        </draw:frame>
        <draw:frame draw:style-name="gr44" draw:text-style-name="P5" draw:layer="layout" svg:width="2.142cm" svg:height="1.016cm" svg:x="12.066cm" svg:y="18.009cm">
          <draw:text-box>
            <text:p><text:span text:style-name="T2">x=3</text:span></text:p>
            <text:p><text:span text:style-name="T2">[y:0,z:1,v:...]</text:span></text:p>
          </draw:text-box>
        </draw:frame>
        <draw:frame draw:style-name="gr43" draw:text-style-name="P5" draw:layer="layout" svg:width="2.051cm" svg:height="1.016cm" svg:x="12.066cm" svg:y="13.909cm">
          <draw:text-box>
            <text:p><text:span text:style-name="T2">x=3</text:span></text:p>
            <text:p><text:span text:style-name="T2">[y:3,z:1,v:...]</text:span></text:p>
          </draw:text-box>
        </draw:frame>
        <draw:custom-shape draw:style-name="gr1" draw:text-style-name="P1" draw:layer="layout" svg:width="0.127cm" svg:height="0.813cm" svg:x="6.398cm" svg:y="24.2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54cm" svg:y1="25.041cm" svg:x2="12.779cm" svg:y2="25.041cm">
          <text:p/>
        </draw:line>
        <draw:frame draw:style-name="gr13" draw:text-style-name="P5" draw:layer="layout" svg:width="1.524cm" svg:height="0.887cm" svg:x="4.216cm" svg:y="27.5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6.855cm" svg:y="27.1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9.522cm" svg:y="26.999cm">
          <draw:text-box>
            <text:p><text:span text:style-name="T2">Class</text:span></text:p>
          </draw:text-box>
        </draw:frame>
        <draw:line draw:style-name="gr15" draw:text-style-name="P2" draw:layer="layout" svg:x1="1.884cm" svg:y1="26.753cm" svg:x2="11.477cm" svg:y2="26.753cm">
          <text:p/>
        </draw:line>
        <draw:frame draw:style-name="gr45" draw:text-style-name="P5" draw:layer="layout" svg:width="1.169cm" svg:height="0.851cm" svg:x="1.239cm" svg:y="26.945cm">
          <draw:text-box>
            <text:p><text:span text:style-name="T2">P / S</text:span></text:p>
          </draw:text-box>
        </draw:frame>
        <draw:line draw:style-name="gr16" draw:text-style-name="P2" draw:layer="layout" svg:x1="7.003cm" svg:y1="24.472cm" svg:x2="4.751cm" svg:y2="26.819cm">
          <text:p/>
        </draw:line>
        <draw:line draw:style-name="gr17" draw:text-style-name="P2" draw:layer="layout" svg:x1="7.004cm" svg:y1="21.972cm" svg:x2="4.878cm" svg:y2="24.152cm">
          <text:p/>
        </draw:line>
        <draw:line draw:style-name="gr16" draw:text-style-name="P2" draw:layer="layout" svg:x1="9.804cm" svg:y1="24.472cm" svg:x2="7.545cm" svg:y2="26.819cm">
          <text:p/>
        </draw:line>
        <draw:line draw:style-name="gr17" draw:text-style-name="P2" draw:layer="layout" svg:x1="9.805cm" svg:y1="21.972cm" svg:x2="7.672cm" svg:y2="24.152cm">
          <text:p/>
        </draw:line>
        <draw:line draw:style-name="gr17" draw:text-style-name="P2" draw:layer="layout" svg:x1="3.54cm" svg:y1="22.541cm" svg:x2="9.255cm" svg:y2="22.541cm">
          <text:p/>
        </draw:line>
        <draw:line draw:style-name="gr16" draw:text-style-name="P2" draw:layer="layout" svg:x1="10.304cm" svg:y1="26.786cm" svg:x2="12.511cm" svg:y2="24.579cm">
          <text:p/>
        </draw:line>
        <draw:line draw:style-name="gr18" draw:text-style-name="P2" draw:layer="layout" svg:x1="10.453cm" svg:y1="25.465cm" svg:x2="12.187cm" svg:y2="23.732cm">
          <text:p/>
        </draw:line>
        <draw:custom-shape draw:style-name="gr46" draw:text-style-name="P8" draw:layer="layout" svg:width="0.127cm" svg:height="1.315cm" svg:x="3.762cm" svg:y="23.7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2.138cm" svg:y="24.7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4.778cm" svg:y="25.1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7.545cm" svg:y="26.4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0.239cm" svg:y="25.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0.931cm" svg:y="25.2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9.096cm" svg:y="24.7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1.889cm" svg:y1="24.152cm" svg:x2="7.731cm" svg:y2="24.152cm">
          <text:p/>
        </draw:line>
        <draw:custom-shape draw:style-name="gr47" draw:text-style-name="P1" draw:layer="layout" svg:width="0.127cm" svg:height="0.553cm" svg:x="11.917cm" svg:y="24.49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1.491cm" svg:y="24.564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3.967cm" svg:y="23.809cm">
          <draw:text-box>
            <text:p><text:span text:style-name="T2">x=1</text:span></text:p>
            <text:p><text:span text:style-name="T2">[y:2,z:1,v:367]</text:span></text:p>
          </draw:text-box>
        </draw:frame>
        <draw:frame draw:style-name="gr41" draw:text-style-name="P5" draw:layer="layout" svg:width="2.753cm" svg:height="1.016cm" svg:x="6.008cm" svg:y="22.403cm">
          <draw:text-box>
            <text:p><text:span text:style-name="T2">x=1</text:span></text:p>
            <text:p><text:span text:style-name="T2">[y:2,z:0,v:13</text:span><text:span text:style-name="T2">64]</text:span></text:p>
          </draw:text-box>
        </draw:frame>
        <draw:frame draw:style-name="gr41" draw:text-style-name="P5" draw:layer="layout" svg:width="2.753cm" svg:height="1.016cm" svg:x="5.938cm" svg:y="24.937cm">
          <draw:text-box>
            <text:p><text:span text:style-name="T2">x=1</text:span></text:p>
            <text:p><text:span text:style-name="T2">[y:0,z:0,v:...]</text:span></text:p>
          </draw:text-box>
        </draw:frame>
        <draw:frame draw:style-name="gr48" draw:text-style-name="P13" draw:layer="layout" svg:width="2.172cm" svg:height="0.889cm" svg:x="4.289cm" svg:y="26.618cm">
          <draw:text-box>
            <text:p><text:span text:style-name="T3">x=</text:span><text:span text:style-name="T3">1</text:span></text:p>
            <text:p><text:span text:style-name="T3">[y:</text:span><text:span text:style-name="T3">0,</text:span><text:span text:style-name="T3">z:</text:span><text:span text:style-name="T3">3,</text:span><text:span text:style-name="T3">v:.</text:span><text:span text:style-name="T3">..]</text:span></text:p>
          </draw:text-box>
        </draw:frame>
        <draw:custom-shape draw:style-name="gr49" draw:text-style-name="P8" draw:layer="layout" svg:width="0.127cm" svg:height="1.363cm" svg:x="3.255cm" svg:y="24.2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0.127cm" svg:height="1.524cm" svg:x="2.655cm" svg:y="24.74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104cm" svg:y1="24.772cm" svg:x2="1.978cm" svg:y2="26.952cm">
          <text:p/>
        </draw:line>
        <draw:frame draw:style-name="gr51" draw:text-style-name="P14" draw:layer="layout" svg:width="4.268cm" svg:height="17.336cm" svg:x="15.732cm" svg:y="1.952cm">
          <draw:text-box>
            <text:p><text:span text:style-name="T4"><text:s text:c="4"/></text:span><text:span text:style-name="T4">[ 1, 1, 1, 0, 670 ],</text:span></text:p>
            <text:p><text:span text:style-name="T4"><text:s text:c="4"/></text:span><text:span text:style-name="T4">[ 1, 1, 1, 3, 387 ],</text:span></text:p>
            <text:p><text:span text:style-name="T4"><text:s text:c="4"/></text:span><text:span text:style-name="T4">[ 1, 1, 1, 2, 154 ],</text:span></text:p>
            <text:p><text:span text:style-name="T4"><text:s text:c="4"/></text:span><text:span text:style-name="T4">[ 1, 1, 1, 1, 118 ],</text:span></text:p>
            <text:p><text:span text:style-name="T4"/></text:p>
            <text:p><text:span text:style-name="T4"><text:s text:c="4"/></text:span><text:span text:style-name="T4">[ </text:span><text:span text:style-name="T5">1, 1, 0, 0, 0</text:span><text:span text:style-name="T4"> ],</text:span></text:p>
            <text:p><text:span text:style-name="T4"><text:s text:c="4"/></text:span><text:span text:style-name="T4">[ 1, 1, 0, 3, 35 ],</text:span></text:p>
            <text:p><text:span text:style-name="T4"><text:s text:c="4"/></text:span><text:span text:style-name="T4">[ 1, 1, 0, 2, 0 ],</text:span></text:p>
            <text:p><text:span text:style-name="T4"><text:s text:c="4"/></text:span><text:span text:style-name="T4">[ 1, 1, 0, 1, 0 ],</text:span></text:p>
            <text:p><text:span text:style-name="T4"/></text:p>
            <text:p><text:span text:style-name="T4"><text:s text:c="4"/></text:span><text:span text:style-name="T4">[ 1, 0, 1, 0, 3 ],</text:span></text:p>
            <text:p><text:span text:style-name="T4"><text:s text:c="4"/></text:span><text:span text:style-name="T4">[ 1, 0, 1, 3, 89 ],</text:span></text:p>
            <text:p><text:span text:style-name="T4"><text:s text:c="4"/></text:span><text:span text:style-name="T4">[ 1, 0, 1, 2, 13 ],</text:span></text:p>
            <text:p><text:span text:style-name="T4"><text:s text:c="4"/></text:span><text:span text:style-name="T4">[ 1, 0, 1, 1, 4 ],</text:span></text:p>
            <text:p><text:span text:style-name="T4"/></text:p>
            <text:p><text:span text:style-name="T4"><text:s text:c="4"/></text:span><text:span text:style-name="T4">[ </text:span><text:span text:style-name="T5">1, 0, 0, 0, 0 </text:span><text:span text:style-name="T4">],</text:span></text:p>
            <text:p><text:span text:style-name="T4"><text:s text:c="4"/></text:span><text:span text:style-name="T4">[ 1, 0, 0, 3, 17 ],</text:span></text:p>
            <text:p><text:span text:style-name="T4"><text:s text:c="4"/></text:span><text:span text:style-name="T4">[ 1, 0, 0, 2, 0 ],</text:span></text:p>
            <text:p><text:span text:style-name="T4"><text:s text:c="4"/></text:span><text:span text:style-name="T4">[ 1, 0, 0, 1, 0 ],</text:span></text:p>
            <text:p><text:span text:style-name="T4"/></text:p>
            <text:p><text:span text:style-name="T4"><text:s text:c="4"/></text:span><text:span text:style-name="T4">[ 0, 1, 1, 0, 192 ],</text:span></text:p>
            <text:p><text:span text:style-name="T4"><text:s text:c="4"/></text:span><text:span text:style-name="T4">[ 0, 1, 1, 3, 75 ],</text:span></text:p>
            <text:p><text:span text:style-name="T4"><text:s text:c="4"/></text:span><text:span text:style-name="T4">[ 0, 1, 1, 2, 14 ],</text:span></text:p>
            <text:p><text:span text:style-name="T4"><text:s text:c="4"/></text:span><text:span text:style-name="T4">[ 0, 1, 1, 1, 57 ],</text:span></text:p>
            <text:p><text:span text:style-name="T4"/></text:p>
            <text:p><text:span text:style-name="T4"><text:s text:c="4"/></text:span><text:span text:style-name="T4">[ </text:span><text:span text:style-name="T5">0, 1, 0, 0, 0</text:span><text:span text:style-name="T4"> ],</text:span></text:p>
            <text:p><text:span text:style-name="T4"><text:s text:c="4"/></text:span><text:span text:style-name="T4">[ 0, 1, 0, 3, 13 ],</text:span></text:p>
            <text:p><text:span text:style-name="T4"><text:s text:c="4"/></text:span><text:span text:style-name="T4">[ 0, 1, 0, 2, 11 ],</text:span></text:p>
            <text:p><text:span text:style-name="T4"><text:s text:c="4"/></text:span><text:span text:style-name="T4">[ 0, 1, 0, 1, 5 ],</text:span></text:p>
            <text:p><text:span text:style-name="T4"/></text:p>
            <text:p><text:span text:style-name="T4"><text:s text:c="4"/></text:span><text:span text:style-name="T4">[ 0, 0, 1, 0, 20 ],</text:span></text:p>
            <text:p><text:span text:style-name="T4"><text:s text:c="4"/></text:span><text:span text:style-name="T4">[ 0, 0, 1, 3, 76 ],</text:span></text:p>
            <text:p><text:span text:style-name="T4"><text:s text:c="4"/></text:span><text:span text:style-name="T4">[ 0, 0, 1, 2, 80 ],</text:span></text:p>
            <text:p><text:span text:style-name="T4"><text:s text:c="4"/></text:span><text:span text:style-name="T4">[ 0, 0, 1, 1, 140 ],</text:span></text:p>
            <text:p><text:span text:style-name="T4"/></text:p>
            <text:p><text:span text:style-name="T4"><text:s text:c="4"/></text:span><text:span text:style-name="T4">[ </text:span><text:span text:style-name="T5">0, 0, 0, 0, 0</text:span><text:span text:style-name="T4"> ],</text:span></text:p>
            <text:p><text:span text:style-name="T4"><text:s text:c="4"/></text:span><text:span text:style-name="T4">[ 0, 0, 0, 3, 14 ],</text:span></text:p>
            <text:p><text:span text:style-name="T4"><text:s text:c="4"/></text:span><text:span text:style-name="T4">[ 0, 0, 0, 2, 13 ],</text:span></text:p>
            <text:p><text:span text:style-name="T4"><text:s text:c="4"/></text:span><text:span text:style-name="T4">[ 0, 0, 0, 1, 1 ]</text:span></text:p>
          </draw:text-box>
        </draw:frame>
        <draw:custom-shape draw:style-name="gr1" draw:text-style-name="P1" draw:layer="layout" svg:width="0.127cm" svg:height="0.813cm" svg:x="5.869cm" svg:y="24.8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27cm" svg:height="0.813cm" svg:x="5.369cm" svg:y="25.349cm">
          <text:p/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0.11cm" svg:height="4.674cm" svg:x="9.89cm" svg:y="19.567cm">
          <draw:text-box>
            <text:p text:style-name="P15"><text:span text:style-name="T4">c 0 1 2 <text:s/>3</text:span><text:span text:style-name="T4"><text:tab/></text:span><text:span text:style-name="T4">[x, y, z, v-idx]</text:span></text:p>
            <text:p text:style-name="P15"><text:span text:style-name="T4">[ -, 1, -, 0, 670 </text:span><text:span text:style-name="T4">+ 0 + 192 + 0 ],</text:span><text:span text:style-name="T4"><text:tab/></text:span><text:span text:style-name="T4">[1, 1, 0, [0, </text:span><text:span text:style-name="T4">16] ]</text:span></text:p>
            <text:p text:style-name="P15"><text:span text:style-name="T4">[ -, 1, -, 3, 387 </text:span><text:span text:style-name="T4">+ 35 + 75 + </text:span><text:span text:style-name="T4">13 ],</text:span><text:span text:style-name="T4"><text:tab/></text:span><text:span text:style-name="T4">[1, 1, 3, [1, 5, </text:span><text:span text:style-name="T4">17, 21]]</text:span></text:p>
            <text:p text:style-name="P16"><text:span text:style-name="T4">[ -, 1, -, 2, 154 </text:span><text:span text:style-name="T4">+ ... ],</text:span><text:span text:style-name="T4"><text:tab/></text:span><text:span text:style-name="T4">[1, 1, 2, ... ]</text:span></text:p>
            <text:p text:style-name="P15"><text:span text:style-name="T4">[ -, 1, -, 1, 118 </text:span><text:span text:style-name="T4">+ ... ],</text:span><text:span text:style-name="T4"><text:tab/></text:span><text:span text:style-name="T4">[1, 1, 1, ... ]</text:span></text:p>
            <text:p text:style-name="P15"><text:span text:style-name="T4"/></text:p>
            <text:p text:style-name="P15"><text:span text:style-name="T4">[ -, 0, -, 0, 3 </text:span><text:span text:style-name="T4">+ ...],</text:span><text:span text:style-name="T4"><text:tab/></text:span><text:span text:style-name="T4">[1, 0, 0, ... ]</text:span></text:p>
            <text:p text:style-name="P15"><text:span text:style-name="T4">[ -, 0, -, 3, 89 </text:span><text:span text:style-name="T4">+ ... ],</text:span><text:span text:style-name="T4"><text:tab/></text:span><text:span text:style-name="T4">[1, 0, 3, ... ]</text:span></text:p>
            <text:p text:style-name="P15"><text:span text:style-name="T4">[ -, 0, -, 2, 13 </text:span><text:span text:style-name="T4">+ ... ],</text:span><text:span text:style-name="T4"><text:tab/></text:span><text:span text:style-name="T4">[1, 0, 2, ... ]</text:span></text:p>
            <text:p text:style-name="P15"><text:span text:style-name="T4">[ -, 0, -, 1, 4 </text:span><text:span text:style-name="T4">+ ... ]</text:span><text:span text:style-name="T4"><text:tab/></text:span><text:span text:style-name="T4">[1, 0, 1, ... ]</text:span></text:p>
          </draw:text-box>
        </draw:frame>
        <draw:line draw:style-name="gr2" draw:text-style-name="P2" draw:layer="layout" svg:x1="6.461cm" svg:y1="24.114cm" svg:x2="6.461cm" svg:y2="21.32cm">
          <text:p/>
        </draw:line>
        <draw:line draw:style-name="gr2" draw:text-style-name="P2" draw:layer="layout" svg:x1="6.488cm" svg:y1="21.301cm" svg:x2="9.89cm" svg:y2="21.31cm">
          <text:p/>
        </draw:line>
        <draw:line draw:style-name="gr2" draw:text-style-name="P2" draw:layer="layout" svg:x1="4.81cm" svg:y1="25.003cm" svg:x2="4.81cm" svg:y2="22.971cm">
          <text:p/>
        </draw:line>
        <draw:line draw:style-name="gr2" draw:text-style-name="P2" draw:layer="layout" svg:x1="2.27cm" svg:y1="28.051cm" svg:x2="2.27cm" svg:y2="21.066cm">
          <text:p/>
        </draw:line>
        <draw:line draw:style-name="gr2" draw:text-style-name="P2" draw:layer="layout" svg:x1="2.27cm" svg:y1="28.051cm" svg:x2="13.319cm" svg:y2="28.051cm">
          <text:p/>
        </draw:line>
        <draw:frame draw:style-name="gr53" draw:text-style-name="P19" draw:layer="layout" svg:width="6.708cm" svg:height="4.571cm" svg:x="13.292cm" svg:y="24.349cm">
          <draw:text-box>
            <text:p text:style-name="P18"><text:span text:style-name="T4">c </text:span><text:span text:style-name="T4">0 </text:span><text:span text:style-name="T4">1 </text:span><text:span text:style-name="T4">2 <text:s/></text:span><text:span text:style-name="T4">3</text:span><text:span text:style-name="T4"><text:tab/></text:span><text:span text:style-name="T4">[x</text:span><text:span text:style-name="T4">, </text:span><text:span text:style-name="T4">y, </text:span><text:span text:style-name="T4">z, </text:span><text:span text:style-name="T4">v]</text:span></text:p>
            <text:p text:style-name="P18"><text:span text:style-name="T4">[ </text:span><text:span text:style-name="T4">1, </text:span><text:span text:style-name="T4">-, </text:span><text:span text:style-name="T4">-, </text:span><text:span text:style-name="T4">0, </text:span><text:span text:style-name="T4">... </text:span><text:span text:style-name="T4">],</text:span><text:span text:style-name="T4"><text:tab/></text:span><text:span text:style-name="T4">[0</text:span><text:span text:style-name="T4">, </text:span><text:span text:style-name="T4">1, </text:span><text:span text:style-name="T4">0, </text:span><text:span text:style-name="T4">...</text:span><text:span text:style-name="T4">]</text:span></text:p>
            <text:p text:style-name="P18"><text:span text:style-name="T4">[ </text:span><text:span text:style-name="T4">1, </text:span><text:span text:style-name="T4">-, </text:span><text:span text:style-name="T4">-, </text:span><text:span text:style-name="T4">3, </text:span><text:span text:style-name="T4">... </text:span><text:span text:style-name="T4">],</text:span><text:span text:style-name="T4"><text:tab/></text:span><text:span text:style-name="T4">[0</text:span><text:span text:style-name="T4">, </text:span><text:span text:style-name="T4">1, </text:span><text:span text:style-name="T4">3, </text:span><text:span text:style-name="T4">...</text:span><text:span text:style-name="T4">]</text:span></text:p>
            <text:p text:style-name="P18"><text:span text:style-name="T4">[ </text:span><text:span text:style-name="T4">1, </text:span><text:span text:style-name="T4">-, </text:span><text:span text:style-name="T4">-, </text:span><text:span text:style-name="T4">2, </text:span><text:span text:style-name="T4">... </text:span><text:span text:style-name="T4">],</text:span><text:span text:style-name="T4"><text:tab/></text:span><text:span text:style-name="T4">[0</text:span><text:span text:style-name="T4">, </text:span><text:span text:style-name="T4">1, </text:span><text:span text:style-name="T4">2, </text:span><text:span text:style-name="T4">...</text:span><text:span text:style-name="T4">]</text:span></text:p>
            <text:p text:style-name="P18"><text:span text:style-name="T4">[ </text:span><text:span text:style-name="T4">1, </text:span><text:span text:style-name="T4">-, </text:span><text:span text:style-name="T4">-, </text:span><text:span text:style-name="T4">1, </text:span><text:span text:style-name="T4">... </text:span><text:span text:style-name="T4">],</text:span><text:span text:style-name="T4"><text:tab/></text:span><text:span text:style-name="T4">[0</text:span><text:span text:style-name="T4">, </text:span><text:span text:style-name="T4">1, </text:span><text:span text:style-name="T4">1, </text:span><text:span text:style-name="T4">...</text:span><text:span text:style-name="T4">]</text:span></text:p>
            <text:p text:style-name="P18"><text:span text:style-name="T4"/></text:p>
            <text:p text:style-name="P18"><text:span text:style-name="T4">[ </text:span><text:span text:style-name="T4">0, </text:span><text:span text:style-name="T4">-, </text:span><text:span text:style-name="T4">-, </text:span><text:span text:style-name="T4">0, </text:span><text:span text:style-name="T4">...</text:span><text:span text:style-name="T4">],</text:span><text:span text:style-name="T4"><text:tab/></text:span><text:span text:style-name="T4">[0</text:span><text:span text:style-name="T4">, </text:span><text:span text:style-name="T4">0, </text:span><text:span text:style-name="T4">0, </text:span><text:span text:style-name="T4">...</text:span><text:span text:style-name="T4">]</text:span></text:p>
            <text:p text:style-name="P18"><text:span text:style-name="T4">[ </text:span><text:span text:style-name="T4">0, </text:span><text:span text:style-name="T4">-, </text:span><text:span text:style-name="T4">-, </text:span><text:span text:style-name="T4">3, </text:span><text:span text:style-name="T4">... </text:span><text:span text:style-name="T4">],</text:span><text:span text:style-name="T4"><text:tab/></text:span><text:span text:style-name="T4">[0</text:span><text:span text:style-name="T4">, </text:span><text:span text:style-name="T4">0, </text:span><text:span text:style-name="T4">3, </text:span><text:span text:style-name="T4">...</text:span><text:span text:style-name="T4">]</text:span></text:p>
            <text:p text:style-name="P18"><text:span text:style-name="T4">[ </text:span><text:span text:style-name="T4">0, </text:span><text:span text:style-name="T4">-, </text:span><text:span text:style-name="T4">-, </text:span><text:span text:style-name="T4">2, </text:span><text:span text:style-name="T4">... </text:span><text:span text:style-name="T4">],</text:span><text:span text:style-name="T4"><text:tab/></text:span><text:span text:style-name="T4">[0</text:span><text:span text:style-name="T4">, </text:span><text:span text:style-name="T4">0, </text:span><text:span text:style-name="T4">2, </text:span><text:span text:style-name="T4">...</text:span><text:span text:style-name="T4">]</text:span></text:p>
            <text:p text:style-name="P18"><text:span text:style-name="T4">[ </text:span><text:span text:style-name="T4">0, </text:span><text:span text:style-name="T4">-, </text:span><text:span text:style-name="T4">-, </text:span><text:span text:style-name="T4">1, </text:span><text:span text:style-name="T4">... </text:span><text:span text:style-name="T4">]</text:span><text:span text:style-name="T4"><text:tab/></text:span><text:span text:style-name="T4">[0</text:span><text:span text:style-name="T4">, </text:span><text:span text:style-name="T4">0, </text:span><text:span text:style-name="T4">1, </text:span><text:span text:style-name="T4">...</text:span><text:span text:style-name="T4">]</text:span></text:p>
          </draw:text-box>
        </draw:frame>
        <draw:frame draw:style-name="gr41" draw:text-style-name="P5" draw:layer="layout" svg:width="2.753cm" svg:height="1.016cm" svg:x="5.447cm" svg:y="25.566cm">
          <draw:text-box>
            <text:p><text:span text:style-name="T2">x=</text:span><text:span text:style-name="T2">1</text:span></text:p>
            <text:p><text:span text:style-name="T2">[y:</text:span><text:span text:style-name="T2">0,</text:span><text:span text:style-name="T2">z:</text:span><text:span text:style-name="T2">1,</text:span><text:span text:style-name="T2">v:.</text:span><text:span text:style-name="T2">..]</text:span></text:p>
          </draw:text-box>
        </draw:frame>
        <draw:frame draw:style-name="gr41" draw:text-style-name="P5" draw:layer="layout" svg:width="2.753cm" svg:height="1.016cm" svg:x="4.948cm" svg:y="26.066cm">
          <draw:text-box>
            <text:p><text:span text:style-name="T2">x=</text:span><text:span text:style-name="T2">1</text:span></text:p>
            <text:p><text:span text:style-name="T2">[y:</text:span><text:span text:style-name="T2">0,</text:span><text:span text:style-name="T2">z:</text:span><text:span text:style-name="T2">2,</text:span><text:span text:style-name="T2">v:.</text:span><text:span text:style-name="T2">..]</text:span></text:p>
          </draw:text-box>
        </draw:frame>
        <draw:line draw:style-name="gr2" draw:text-style-name="P2" draw:layer="layout" svg:x1="4.81cm" svg:y1="22.971cm" svg:x2="6.461cm" svg:y2="21.193cm">
          <text:p/>
        </draw:line>
        <draw:custom-shape draw:style-name="gr46" draw:text-style-name="P8" draw:layer="layout" svg:width="0.127cm" svg:height="1.315cm" svg:x="3.762cm" svg:y="21.1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2.138cm" svg:y="22.2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127cm" svg:height="1.363cm" svg:x="3.255cm" svg:y="21.72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0.127cm" svg:height="1.524cm" svg:x="2.655cm" svg:y="22.209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4.142cm" svg:y1="22.209cm" svg:x2="2.016cm" svg:y2="24.389cm">
          <text:p/>
        </draw:line>
        <draw:line draw:style-name="gr2" draw:text-style-name="P2" draw:layer="layout" svg:x1="2.089cm" svg:y1="22.865cm" svg:x2="3.74cm" svg:y2="21.087cm">
          <text:p/>
        </draw:line>
        <presentation:notes draw:style-name="dp2">
          <draw:page-thumbnail draw:style-name="gr54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4-06T20:13:49.778141084</dc:date>
    <meta:editing-duration>PT2H35M30S</meta:editing-duration>
    <meta:editing-cycles>40</meta:editing-cycles>
    <meta:generator>LibreOffice/5.1.6.2$Linux_X86_64 LibreOffice_project/10m0$Build-2</meta:generator>
    <meta:document-statistic meta:object-count="173"/>
  </office:meta>
</office:document-meta>
</file>